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817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701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" table:number-columns-repeated="16372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(ERROR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ERROR)</text:p>
          </table:table-cell>
          <table:table-cell/>
          <table:table-cell table:style-name="ce1" table:number-columns-repeated="16372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2:.B11])" office:value-type="string" office:string-value="" calcext:value-type="error">
            <text:p>#DIV/0!</text:p>
          </table:table-cell>
          <table:table-cell table:style-name="ce3" table:number-columns-repeated="2"/>
          <table:table-cell table:style-name="ce3" table:formula="of:=AVERAGE([.E2:.E11])" office:value-type="string" office:string-value="" calcext:value-type="error">
            <text:p>#DIV/0!</text:p>
          </table:table-cell>
          <table:table-cell/>
          <table:table-cell table:style-name="ce3" table:number-columns-repeated="16372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CLASS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83" calcext:value-type="percentage">
            <text:p>8,83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22" calcext:value-type="percentage">
            <text:p>9,22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0991" calcext:value-type="percentage">
            <text:p>9,91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07" calcext:value-type="percentage">
            <text:p>10,0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019" calcext:value-type="percentage">
            <text:p>10,19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3" calcext:value-type="percentage">
            <text:p>10,13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/>
          <table:table-cell table:style-name="ce3" table:formula="of:=AVERAGE([.B15:.B24])" office:value-type="percentage" office:value="0.0959" calcext:value-type="percentage">
            <text:p>9,59%</text:p>
          </table:table-cell>
          <table:table-cell/>
          <table:table-cell table:style-name="ce3"/>
          <table:table-cell table:style-name="ce3" table:formula="of:=AVERAGE([.E15:.E24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N(ERROR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AVG(ERROR)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FOLD_1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FOLD_2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FOLD_3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0992" calcext:value-type="percentage">
            <text:p>9,92%</text:p>
          </table:table-cell>
          <table:table-cell/>
          <table:table-cell office:value-type="string" calcext:value-type="string">
            <text:p>FOLD_4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0963" calcext:value-type="percentage">
            <text:p>9,63%</text:p>
          </table:table-cell>
          <table:table-cell/>
          <table:table-cell office:value-type="string" calcext:value-type="string">
            <text:p>FOLD_5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041" calcext:value-type="percentage">
            <text:p>10,41%</text:p>
          </table:table-cell>
          <table:table-cell/>
          <table:table-cell office:value-type="string" calcext:value-type="string">
            <text:p>FOLD_6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FOLD_7</text:p>
          </table:table-cell>
          <table:table-cell office:value-type="string" calcext:value-type="string">
            <text:p>χ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033" calcext:value-type="percentage">
            <text:p>10,33%</text:p>
          </table:table-cell>
          <table:table-cell/>
          <table:table-cell office:value-type="string" calcext:value-type="string">
            <text:p>FOLD_8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FOLD_9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018" calcext:value-type="percentage">
            <text:p>10,18%</text:p>
          </table:table-cell>
          <table:table-cell/>
          <table:table-cell office:value-type="string" calcext:value-type="string">
            <text:p>FOLD_10</text:p>
          </table:table-cell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3" table:formula="of:=AVERAGE([.B28:.B37])" office:value-type="percentage" office:value="0.09717" calcext:value-type="percentage">
            <text:p>9,72%</text:p>
          </table:table-cell>
          <table:table-cell/>
          <table:table-cell table:style-name="ce3"/>
          <table:table-cell table:style-name="ce3" table:formula="of:=AVERAGE([.E28:.E37])" office:value-type="string" office:string-value="" calcext:value-type="error">
            <text:p>#DIV/0!</text:p>
          </table:table-cell>
          <table:table-cell table:number-columns-repeated="16373"/>
        </table:table-row>
        <table:table-row table:style-name="ro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/>
          <table:table-cell/>
          <table:table-cell table:style-name="ce1" office:value-type="string" calcext:value-type="string">
            <text:p>FOLD</text:p>
          </table:table-cell>
          <table:table-cell table:style-name="ce1"/>
          <table:table-cell table:number-columns-repeated="16373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/>
          <table:table-cell office:value-type="string" calcext:value-type="string">
            <text:p>FOLD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/>
          <table:table-cell office:value-type="string" calcext:value-type="string">
            <text:p>FOLD_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/>
          <table:table-cell office:value-type="string" calcext:value-type="string">
            <text:p>FOLD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/>
          <table:table-cell office:value-type="string" calcext:value-type="string">
            <text:p>FOLD_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/>
          <table:table-cell office:value-type="string" calcext:value-type="string">
            <text:p>FOLD_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/>
          <table:table-cell office:value-type="string" calcext:value-type="string">
            <text:p>FOLD_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/>
          <table:table-cell office:value-type="string" calcext:value-type="string">
            <text:p>FOLD_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/>
          <table:table-cell office:value-type="string" calcext:value-type="string">
            <text:p>FOLD_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/>
          <table:table-cell office:value-type="string" calcext:value-type="string">
            <text:p>FOLD_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/>
          <table:table-cell office:value-type="string" calcext:value-type="string">
            <text:p>FOLD_10</text:p>
          </table:table-cell>
          <table:table-cell table:number-columns-repeated="16374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 table:number-columns-repeated="16373"/>
        </table:table-row>
        <table:table-row table:style-name="ro2" table:number-rows-repeated="2">
          <table:table-cell table:number-columns-repeated="16378"/>
        </table:table-row>
        <table:table-row table:style-name="ro1">
          <table:table-cell table:style-name="ce1" table:number-columns-repeated="2"/>
          <table:table-cell table:number-columns-repeated="16376"/>
        </table:table-row>
        <table:table-row table:style-name="ro2" table:number-rows-repeated="10">
          <table:table-cell table:number-columns-repeated="16378"/>
        </table:table-row>
        <table:table-row table:style-name="ro3">
          <table:table-cell table:style-name="ce3" table:number-columns-repeated="2"/>
          <table:table-cell table:number-columns-repeated="16376"/>
        </table:table-row>
        <table:table-row table:style-name="ro2" table:number-rows-repeated="1048496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ewdata2_peryear" table:style-name="ta1">
        <table:table-column table:style-name="co8" table:default-cell-style-name="ce10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5" table:default-cell-style-name="ce2"/>
        <table:table-row table:style-name="ro2">
          <table:table-cell office:value-type="string" calcext:value-type="string">
            <text:p>YEAR</text:p>
          </table:table-cell>
          <table:table-cell table:style-name="ce6" office:value-type="string" calcext:value-type="string">
            <text:p>RBF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NAIVE BAYES</text:p>
          </table:table-cell>
          <table:table-cell table:style-name="ce6" office:value-type="string" calcext:value-type="string">
            <text:p>NNC</text:p>
          </table:table-cell>
          <table:table-cell table:style-name="ce6" office:value-type="string" calcext:value-type="string">
            <text:p>GENCLASS</text:p>
          </table:table-cell>
          <table:table-cell table:style-name="ce6" office:value-type="string" calcext:value-type="string">
            <text:p>FC2RBF</text:p>
          </table:table-cell>
          <table:table-cell table:style-name="ce6" office:value-type="string" calcext:value-type="string">
            <text:p>FC3RBF</text:p>
          </table:table-cell>
          <table:table-cell table:style-name="ce6" office:value-type="string" calcext:value-type="string">
            <text:p>FC4RBF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percentage" office:value="0.2585" calcext:value-type="percentage">
            <text:p>25,85%</text:p>
          </table:table-cell>
          <table:table-cell office:value-type="percentage" office:value="0.2655" calcext:value-type="percentage">
            <text:p>26,55%</text:p>
          </table:table-cell>
          <table:table-cell office:value-type="percentage" office:value="0.2659" calcext:value-type="percentage">
            <text:p>26,59%</text:p>
          </table:table-cell>
          <table:table-cell office:value-type="percentage" office:value="0.2212" calcext:value-type="percentage">
            <text:p>22,12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878" calcext:value-type="percentage">
            <text:p>18,78%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909" calcext:value-type="percentage">
            <text:p>29,09%</text:p>
          </table:table-cell>
          <table:table-cell office:value-type="percentage" office:value="0.2335" calcext:value-type="percentage">
            <text:p>23,35%</text:p>
          </table:table-cell>
          <table:table-cell office:value-type="percentage" office:value="0.1956" calcext:value-type="percentage">
            <text:p>19,56%</text:p>
          </table:table-cell>
          <table:table-cell table:style-name="Default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percentage" office:value="0.2669" calcext:value-type="percentage">
            <text:p>26,69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617" calcext:value-type="percentage">
            <text:p>26,17%</text:p>
          </table:table-cell>
          <table:table-cell office:value-type="string" calcext:value-type="string">
            <text:p>x</text:p>
          </table:table-cell>
          <table:table-cell office:value-type="percentage" office:value="0.1719" calcext:value-type="percentage">
            <text:p>17,19%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percentage" office:value="0.2502" calcext:value-type="percentage">
            <text:p>25,02%</text:p>
          </table:table-cell>
          <table:table-cell office:value-type="percentage" office:value="0.2693" calcext:value-type="percentage">
            <text:p>26,93%</text:p>
          </table:table-cell>
          <table:table-cell office:value-type="percentage" office:value="0.2583" calcext:value-type="percentage">
            <text:p>25,83%</text:p>
          </table:table-cell>
          <table:table-cell/>
          <table:table-cell office:value-type="percentage" office:value="0.1814" calcext:value-type="percentage">
            <text:p>18,14%</text:p>
          </table:table-cell>
          <table:table-cell table:number-columns-repeated="3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percentage" office:value="0.2817" calcext:value-type="percentage">
            <text:p>28,17%</text:p>
          </table:table-cell>
          <table:table-cell office:value-type="percentage" office:value="0.2997" calcext:value-type="percentage">
            <text:p>29,97%</text:p>
          </table:table-cell>
          <table:table-cell office:value-type="percentage" office:value="0.2988" calcext:value-type="percentage">
            <text:p>29,88%</text:p>
          </table:table-cell>
          <table:table-cell/>
          <table:table-cell office:value-type="percentage" office:value="0.1951" calcext:value-type="percentage">
            <text:p>19,51%</text:p>
          </table:table-cell>
          <table:table-cell table:number-columns-repeated="3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percentage" office:value="0.1781" calcext:value-type="percentage">
            <text:p>17,81%</text:p>
          </table:table-cell>
          <table:table-cell table:number-columns-repeated="3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percentage" office:value="0.2808" calcext:value-type="percentage">
            <text:p>28,08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2825" calcext:value-type="percentage">
            <text:p>28,25%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style-name="ce11" office:value-type="string" calcext:value-type="string">
            <text:p>AVERAGE</text:p>
          </table:table-cell>
          <table:table-cell table:style-name="ce12" table:formula="of:=AVERAGE([.B2:.B9])" office:value-type="percentage" office:value="0.2722125" calcext:value-type="percentage">
            <text:p>27,22%</text:p>
          </table:table-cell>
          <table:table-cell table:style-name="ce12" table:formula="of:=AVERAGE([.C2:.C9])" office:value-type="percentage" office:value="0.287975" calcext:value-type="percentage">
            <text:p>28,80%</text:p>
          </table:table-cell>
          <table:table-cell table:style-name="ce12" table:formula="of:=AVERAGE([.D2:.D9])" office:value-type="percentage" office:value="0.274875" calcext:value-type="percentage">
            <text:p>27,49%</text:p>
          </table:table-cell>
          <table:table-cell table:style-name="ce12" table:formula="of:=AVERAGE([.E2:.E9])" office:value-type="percentage" office:value="0.22735" calcext:value-type="percentage">
            <text:p>22,74%</text:p>
          </table:table-cell>
          <table:table-cell table:style-name="ce12" table:formula="of:=AVERAGE([.F2:.F9])" office:value-type="percentage" office:value="0.185216666666667" calcext:value-type="percentage">
            <text:p>18,52%</text:p>
          </table:table-cell>
          <table:table-cell table:style-name="ce12" table:formula="of:=AVERAGE([.G2:.G9])" office:value-type="percentage" office:value="0.1878" calcext:value-type="percentage">
            <text:p>18,78%</text:p>
          </table:table-cell>
          <table:table-cell table:style-name="ce12" table:formula="of:=AVERAGE([.H2:.H9])" office:value-type="string" office:string-value="" calcext:value-type="error">
            <text:p>#DIV/0!</text:p>
          </table:table-cell>
          <table:table-cell table:style-name="ce12" table:formula="of:=AVERAGE([.I2:.I9])" office:value-type="string" office:string-value="" calcext:value-type="error">
            <text:p>#DIV/0!</text:p>
          </table:table-cell>
        </table:table-row>
        <table:table-row table:style-name="ro2" table:number-rows-repeated="104856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Φύλλο5" table:style-name="ta1">
        <table:table-column table:style-name="co1" table:default-cell-style-name="ce9"/>
        <table:table-column table:style-name="co1" table:default-cell-style-name="Default"/>
        <table:table-column table:style-name="co10" table:default-cell-style-name="ce2"/>
        <table:table-column table:style-name="co1" table:default-cell-style-name="ce2"/>
        <table:table-column table:style-name="co1" table:number-columns-repeated="16380" table:default-cell-style-name="Default"/>
        <table:table-row table:style-name="ro2">
          <table:table-cell/>
          <table:table-cell office:value-type="string" calcext:value-type="string">
            <text:p>nnc2006</text:p>
          </table:table-cell>
          <table:table-cell office:value-type="string" calcext:value-type="string">
            <text:p>genclass2009</text:p>
          </table:table-cell>
          <table:table-cell office:value-type="string" calcext:value-type="string">
            <text:p>FC2_2005</text:p>
          </table:table-cell>
          <table:table-cell office:value-type="string" calcext:value-type="string">
            <text:p>fc3_2004</text:p>
          </table:table-cell>
          <table:table-cell office:value-type="string" calcext:value-type="string">
            <text:p>bay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1</text:p>
          </table:table-cell>
          <table:table-cell table:style-name="ce2" office:value-type="percentage" office:value="0.235" calcext:value-type="percentage">
            <text:p>23,5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62" calcext:value-type="percentage">
            <text:p>16,20%</text:p>
          </table:table-cell>
          <table:table-cell table:style-name="ce2" office:value-type="percentage" office:value="0.1988" calcext:value-type="percentage">
            <text:p>19,88%</text:p>
          </table:table-cell>
          <table:table-cell table:style-name="ce2" office:value-type="percentage" office:value="0.293" calcext:value-type="percentage">
            <text:p>29,30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2</text:p>
          </table:table-cell>
          <table:table-cell table:style-name="ce2" office:value-type="percentage" office:value="0.2432" calcext:value-type="percentage">
            <text:p>24,32%</text:p>
          </table:table-cell>
          <table:table-cell office:value-type="string" calcext:value-type="string">
            <text:p>x</text:p>
          </table:table-cell>
          <table:table-cell office:value-type="percentage" office:value="0.205" calcext:value-type="percentage">
            <text:p>20,50%</text:p>
          </table:table-cell>
          <table:table-cell table:style-name="ce2" office:value-type="percentage" office:value="0.1766" calcext:value-type="percentage">
            <text:p>17,66%</text:p>
          </table:table-cell>
          <table:table-cell table:style-name="ce2" office:value-type="percentage" office:value="0.2749" calcext:value-type="percentage">
            <text:p>27,49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3</text:p>
          </table:table-cell>
          <table:table-cell table:style-name="ce2" office:value-type="percentage" office:value="0.2387" calcext:value-type="percentage">
            <text:p>23,87%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percentage" office:value="0.1844" calcext:value-type="percentage">
            <text:p>18,44%</text:p>
          </table:table-cell>
          <table:table-cell table:style-name="ce2" office:value-type="percentage" office:value="0.2766" calcext:value-type="percentage">
            <text:p>27,66%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4</text:p>
          </table:table-cell>
          <table:table-cell table:style-name="ce2" office:value-type="percentage" office:value="0.251" calcext:value-type="percentage">
            <text:p>25,10%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5</text:p>
          </table:table-cell>
          <table:table-cell table:style-name="ce2" office:value-type="percentage" office:value="0.2219" calcext:value-type="percentage">
            <text:p>22,19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ld_6</text:p>
          </table:table-cell>
          <table:table-cell table:style-name="ce2" office:value-type="percentage" office:value="0.2484" calcext:value-type="percentage">
            <text:p>24,84%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ld_7</text:p>
          </table:table-cell>
          <table:table-cell table:style-name="ce2" office:value-type="string" calcext:value-type="string">
            <text:p>x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ld_8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calcext:value-type="string">
            <text:p>fold_9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calcext:value-type="string">
            <text:p>fold_10</text:p>
          </table:table-cell>
          <table:table-cell table:style-name="ce2"/>
          <table:table-cell table:number-columns-repeated="16382"/>
        </table:table-row>
        <table:table-row table:style-name="ro4">
          <table:table-cell table:style-name="ce14"/>
          <table:table-cell table:style-name="ce12" table:formula="of:=AVERAGE([.B2:.B11])" office:value-type="percentage" office:value="0.2397" calcext:value-type="percentage">
            <text:p>23,97%</text:p>
          </table:table-cell>
          <table:table-cell table:style-name="ce12" table:formula="of:=AVERAGE([.C2:.C11])" office:value-type="percentage" office:value="0.2" calcext:value-type="percentage">
            <text:p>20,00%</text:p>
          </table:table-cell>
          <table:table-cell table:style-name="ce12" table:formula="of:=AVERAGE([.D2:.D11])" office:value-type="percentage" office:value="0.1835" calcext:value-type="percentage">
            <text:p>18,35%</text:p>
          </table:table-cell>
          <table:table-cell table:style-name="ce12" table:formula="of:=AVERAGE([.E2:.E11])" office:value-type="percentage" office:value="0.1866" calcext:value-type="percentage">
            <text:p>18,66%</text:p>
          </table:table-cell>
          <table:table-cell table:style-name="ce12" table:formula="of:=AVERAGE([.F2:.F11])" office:value-type="percentage" office:value="0.2815" calcext:value-type="percentage">
            <text:p>28,15%</text:p>
          </table:table-cell>
          <table:table-cell/>
          <table:table-cell table:style-name="ce14" table:number-columns-repeated="16377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0:38:06.00532980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10-03T11:38:57.829345958</dc:date>
    <meta:editing-duration>P3DT8H27M13S</meta:editing-duration>
    <meta:editing-cycles>274</meta:editing-cycles>
    <meta:generator>LibreOffice/25.2.3.2$Linux_X86_64 LibreOffice_project/520$Build-2</meta:generator>
    <meta:document-statistic meta:table-count="4" meta:cell-count="598" meta:object-count="0"/>
  </office:meta>
</office:document-meta>
</file>